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4.8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64"/>
    <style:style style:name="ce8" style:family="table-cell" style:parent-style-name="Default" style:data-style-name="N16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22.532cm" svg:height="12.727cm" svg:x="32.352cm" svg:y="2.323cm">
            <draw:object draw:notify-on-update-of-ranges="Sheet1.A4:Sheet1.A45 Sheet1.F4:Sheet1.F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941cm" svg:height="7.278cm" svg:x="16.241cm" svg:y="3.149cm">
            <draw:object draw:notify-on-update-of-ranges="Sheet1.A2:Sheet1.A44 Sheet1.B2:Sheet1.B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4.045cm" svg:y="16.106cm">
            <draw:object draw:notify-on-update-of-ranges="Sheet1.A22:Sheet1.A44 Sheet1.K22:Sheet1.K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5.889cm" svg:y="10.63cm">
            <draw:object draw:notify-on-update-of-ranges="Sheet1.A2:Sheet1.A24 Sheet1.K22:Sheet1.K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column table:style-name="co1" table:number-columns-repeated="16352"/>
        <table:table-row table:style-name="ro1">
          <table:table-cell table:style-name="ce1" office:value-type="string" calcext:value-type="string">
            <text:p>t, с</text:p>
          </table:table-cell>
          <table:table-cell table:style-name="ce1" office:value-type="string" calcext:value-type="string">
            <text:p>E, мВ</text:p>
          </table:table-cell>
          <table:table-cell table:style-name="ce1" office:value-type="string" calcext:value-type="string">
            <text:p>ln(E)</text:p>
          </table:table-cell>
          <table:table-cell table:style-name="ce1" office:value-type="string" calcext:value-type="string">
            <text:p>T - T0, C</text:p>
          </table:table-cell>
          <table:table-cell table:style-name="ce1"/>
          <table:table-cell table:style-name="ce1" office:value-type="string" calcext:value-type="string">
            <text:p>ln(T - T0)</text:p>
          </table:table-cell>
          <table:table-cell table:style-name="ce1" office:value-type="string" calcext:value-type="string">
            <text:p>T0, C</text:p>
          </table:table-cell>
          <table:table-cell table:style-name="ce1" office:value-type="string" calcext:value-type="string">
            <text:p>\Delta T0, C</text:p>
          </table:table-cell>
          <table:table-cell office:value-type="string" calcext:value-type="string">
            <text:p>Остывание жидкого олова</text:p>
          </table:table-cell>
          <table:table-cell office:value-type="string" calcext:value-type="string">
            <text:p>Кристаллизация</text:p>
          </table:table-cell>
          <table:table-cell office:value-type="string" calcext:value-type="string">
            <text:p>Остывание твёрдого олова</text:p>
          </table:table-cell>
          <table:table-cell/>
          <table:table-cell office:value-type="string" calcext:value-type="string">
            <text:p>Со</text:p>
          </table:table-cell>
          <table:table-cell office:value-type="string" calcext:value-type="string">
            <text:p>Са</text:p>
          </table:table-cell>
          <table:table-cell office:value-type="string" calcext:value-type="string">
            <text:p>Мо</text:p>
          </table:table-cell>
          <table:table-cell office:value-type="string" calcext:value-type="string">
            <text:p>Ма</text:p>
          </table:table-cell>
          <table:table-cell office:value-type="string" calcext:value-type="string">
            <text:p>Delt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кр-Т0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кр-T0</text:p>
          </table:table-cell>
          <table:table-cell office:value-type="string" calcext:value-type="string">
            <text:p>ln Tкр-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\Delta lambda</text:p>
          </table:table-cell>
          <table:table-cell office:value-type="string" calcext:value-type="string">
            <text:p>Delta s2 — s2</text:p>
          </table:table-cell>
          <table:table-cell table:style-name="Default" table:number-columns-repeated="1635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19.2" calcext:value-type="float">
            <text:p>19,2</text:p>
          </table:table-cell>
          <table:table-cell table:style-name="ce3" table:formula="of:=LN([.B2])" office:value-type="float" office:value="2.95491027903374" calcext:value-type="float">
            <text:p>2,95491027903374</text:p>
          </table:table-cell>
          <table:table-cell office:value-type="float" office:value="264" calcext:value-type="float">
            <text:p>264</text:p>
          </table:table-cell>
          <table:table-cell table:formula="of:=1/[.D2]" office:value-type="float" office:value="0.00378787878787879" calcext:value-type="float">
            <text:p>0,00378787878787879</text:p>
          </table:table-cell>
          <table:table-cell table:style-name="ce7" table:formula="of:=LN([.D2])" office:value-type="float" office:value="5.57594910314632" calcext:value-type="float">
            <text:p>5,57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formula="of:=1000*0.23" office:value-type="float" office:value="230" calcext:value-type="float">
            <text:p>230</text:p>
          </table:table-cell>
          <table:table-cell table:formula="of:=1000*0.46" office:value-type="float" office:value="460" calcext:value-type="float">
            <text:p>460</text:p>
          </table:table-cell>
          <table:table-cell office:value-type="float" office:value="70.27" calcext:value-type="float">
            <text:p>70,27</text:p>
          </table:table-cell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0.002034" calcext:value-type="float">
            <text:p>0,00203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val</text:p>
          </table:table-cell>
          <table:table-cell office:value-type="float" office:value="5.565" calcext:value-type="float">
            <text:p>5,565</text:p>
          </table:table-cell>
          <table:table-cell office:value-type="float" office:value="-0.0026" calcext:value-type="float">
            <text:p>-0,0026</text:p>
          </table:table-cell>
          <table:table-cell office:value-type="float" office:value="5.96" calcext:value-type="float">
            <text:p>5,96</text:p>
          </table:table-cell>
          <table:table-cell office:value-type="float" office:value="-0.00203" calcext:value-type="float">
            <text:p>-0,00203</text:p>
          </table:table-cell>
          <table:table-cell office:value-type="float" office:value="208.4" calcext:value-type="float">
            <text:p>208,4</text:p>
          </table:table-cell>
          <table:table-cell table:style-name="ce7" table:formula="of:=LN([.Z2])" office:value-type="float" office:value="5.33945930987921" calcext:value-type="float">
            <text:p>5,339</text:p>
          </table:table-cell>
          <table:table-cell table:formula="of:=([.AA2]-[.V2])/[.W2]" office:value-type="float" office:value="86.7464192772271" calcext:value-type="float">
            <text:p>86,7464192772271</text:p>
          </table:table-cell>
          <table:table-cell table:formula="of:=([.AA2]-[.X2])/[.Y2]" office:value-type="float" office:value="305.68506902502" calcext:value-type="float">
            <text:p>305,68506902502</text:p>
          </table:table-cell>
          <table:table-cell table:formula="of:=[.AC2]-[.AB2]" office:value-type="float" office:value="218.938649747793" calcext:value-type="float">
            <text:p>218,938649747793</text:p>
          </table:table-cell>
          <table:table-cell table:number-columns-repeated="2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number-columns-repeated="9"/>
          <table:table-cell office:value-type="string" calcext:value-type="string">
            <text:p>lambda</text:p>
          </table:table-cell>
          <table:table-cell table:number-columns-repeated="19"/>
          <table:table-cell table:style-name="Default" table:number-columns-repeated="1635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17.7" calcext:value-type="float">
            <text:p>17,7</text:p>
          </table:table-cell>
          <table:table-cell table:style-name="ce3" table:formula="of:=LN([.B4])" office:value-type="float" office:value="2.87356463957978" calcext:value-type="float">
            <text:p>2,87356463957978</text:p>
          </table:table-cell>
          <table:table-cell table:style-name="ce1" office:value-type="float" office:value="238" calcext:value-type="float">
            <text:p>238</text:p>
          </table:table-cell>
          <table:table-cell table:formula="of:=1/[.D4]" office:value-type="float" office:value="0.00420168067226891" calcext:value-type="float">
            <text:p>0,00420168067226891</text:p>
          </table:table-cell>
          <table:table-cell table:style-name="ce8" table:formula="of:=LN([.D4])" office:value-type="float" office:value="5.47227067367148" calcext:value-type="float">
            <text:p>5,472</text:p>
          </table:table-cell>
          <table:table-cell table:number-columns-repeated="6"/>
          <table:table-cell table:formula="of:=([.M2]+[.N2]*[.P2]/[.O2])*218.938649747792*[.R2]*[.S2]" office:value-type="float" office:value="45558.2347196818" calcext:value-type="float">
            <text:p>45558,2347196818</text:p>
          </table:table-cell>
          <table:table-cell table:style-name="ce4" table:formula="of:=([.M2]+[.N2]*[.P2]/[.O2])*([.Q2]+60)*[.R2]*[.S2]" office:value-type="float" office:value="56183.4257609791" calcext:value-type="float">
            <text:p>56183,4257609791</text:p>
          </table:table-cell>
          <table:table-cell table:formula="of:=([.M2]+[.N2]*[.P2]/[.O2])*([.Q2]-60)*[.R2]*[.S2]" office:value-type="float" office:value="31213.014311655" calcext:value-type="float">
            <text:p>31213,014311655</text:p>
          </table:table-cell>
          <table:table-cell table:number-columns-repeated="5"/>
          <table:table-cell office:value-type="string" calcext:value-type="string">
            <text:p>delta val</text:p>
          </table:table-cell>
          <table:table-cell office:value-type="float" office:value="0.039" calcext:value-type="float">
            <text:p>0,03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1.5" calcext:value-type="float">
            <text:p>1,5</text:p>
          </table:table-cell>
          <table:table-cell table:style-name="ce7" table:formula="of:=[.Z4]/[.Z2]" office:value-type="float" office:value="0.00719769673704415" calcext:value-type="float">
            <text:p>0,007</text:p>
          </table:table-cell>
          <table:table-cell table:number-columns-repeated="2"/>
          <table:table-cell table:formula="of:=SQRT(([.Z4]/[.Z2])^2*(1/[.W2]^2+1/[.Y2]^2)+([.V4]/[.W2])^2+([.X4]/[.Y2])^2+(([.AA2]-[.V2])*[.W4]/([.W2]^2))^2+(([.AA2]-[.X2])*[.Y4]/([.Y2]^2))^2)" office:value-type="float" office:value="36.9136618081373" calcext:value-type="float">
            <text:p>36,9136618081373</text:p>
          </table:table-cell>
          <table:table-cell table:formula="of:=45.568*SQRT(([.Z4]/[.Z2])^2+([.Y4]/[.Y2])^2+([.AD4]/[.AD2])^2)" office:value-type="float" office:value="7.95083770117372" calcext:value-type="float">
            <text:p>7,95083770117372</text:p>
          </table:table-cell>
          <table:table-cell table:formula="of:=6.4186*SQRT(([.AE4]/46)^2+(0.01/[.O2])^2+(1.8/503.6)^2)" office:value-type="float" office:value="1.10965596850423" calcext:value-type="float">
            <text:p>1,10965596850423</text:p>
          </table:table-cell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26"/>
          <table:table-cell table:style-name="Default" table:number-columns-repeated="1635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float" office:value="16.4" calcext:value-type="float">
            <text:p>16,4</text:p>
          </table:table-cell>
          <table:table-cell table:style-name="ce3" table:formula="of:=LN([.B6])" office:value-type="float" office:value="2.79728133483015" calcext:value-type="float">
            <text:p>2,79728133483015</text:p>
          </table:table-cell>
          <table:table-cell table:style-name="ce1" office:value-type="float" office:value="222" calcext:value-type="float">
            <text:p>222</text:p>
          </table:table-cell>
          <table:table-cell table:formula="of:=1/[.D6]" office:value-type="float" office:value="0.0045045045045045" calcext:value-type="float">
            <text:p>0,0045045045045045</text:p>
          </table:table-cell>
          <table:table-cell table:style-name="ce8" table:formula="of:=LN([.D6])" office:value-type="float" office:value="5.40267738187228" calcext:value-type="float">
            <text:p>5,403</text:p>
          </table:table-cell>
          <table:table-cell table:number-columns-repeated="6"/>
          <table:table-cell table:formula="of:=([.M2]+[.N2]*[.P2]/[.O2])*(218.938649747792+37)*[.R2]*[.S2]" office:value-type="float" office:value="53257.4449165567" calcext:value-type="float">
            <text:p>53257,4449165567</text:p>
          </table:table-cell>
          <table:table-cell table:number-columns-repeated="19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26"/>
          <table:table-cell table:style-name="Default" table:number-columns-repeated="1635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office:value-type="float" office:value="15.2" calcext:value-type="float">
            <text:p>15,2</text:p>
          </table:table-cell>
          <table:table-cell table:style-name="ce3" table:formula="of:=LN([.B8])" office:value-type="float" office:value="2.72129542785223" calcext:value-type="float">
            <text:p>2,72129542785223</text:p>
          </table:table-cell>
          <table:table-cell table:style-name="ce1" office:value-type="float" office:value="208" calcext:value-type="float">
            <text:p>208</text:p>
          </table:table-cell>
          <table:table-cell table:formula="of:=1/[.D8]" office:value-type="float" office:value="0.00480769230769231" calcext:value-type="float">
            <text:p>0,00480769230769231</text:p>
          </table:table-cell>
          <table:table-cell table:style-name="ce8" table:formula="of:=LN([.D8])" office:value-type="float" office:value="5.33753807970132" calcext:value-type="float">
            <text:p>5,338</text:p>
          </table:table-cell>
          <table:table-cell table:number-columns-repeated="26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26"/>
          <table:table-cell table:style-name="Default" table:number-columns-repeated="16352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office:value-type="float" office:value="15.4" calcext:value-type="float">
            <text:p>15,4</text:p>
          </table:table-cell>
          <table:table-cell table:style-name="ce3" table:formula="of:=LN([.B10])" office:value-type="float" office:value="2.73436750941958" calcext:value-type="float">
            <text:p>2,73436750941958</text:p>
          </table:table-cell>
          <table:table-cell table:style-name="ce1" office:value-type="float" office:value="210" calcext:value-type="float">
            <text:p>210</text:p>
          </table:table-cell>
          <table:table-cell table:formula="of:=1/[.D10]" office:value-type="float" office:value="0.00476190476190476" calcext:value-type="float">
            <text:p>0,00476190476190476</text:p>
          </table:table-cell>
          <table:table-cell table:style-name="ce8" table:formula="of:=LN([.D10])" office:value-type="float" office:value="5.34710753071747" calcext:value-type="float">
            <text:p>5,347</text:p>
          </table:table-cell>
          <table:table-cell table:number-columns-repeated="26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26"/>
          <table:table-cell table:style-name="Default" table:number-columns-repeated="1635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15.3" calcext:value-type="float">
            <text:p>15,3</text:p>
          </table:table-cell>
          <table:table-cell table:style-name="ce3" table:formula="of:=LN([.B12])" office:value-type="float" office:value="2.72785282839839" calcext:value-type="float">
            <text:p>2,72785282839839</text:p>
          </table:table-cell>
          <table:table-cell table:style-name="ce1" office:value-type="float" office:value="209" calcext:value-type="float">
            <text:p>209</text:p>
          </table:table-cell>
          <table:table-cell table:formula="of:=1/[.D12]" office:value-type="float" office:value="0.00478468899521531" calcext:value-type="float">
            <text:p>0,00478468899521531</text:p>
          </table:table-cell>
          <table:table-cell table:style-name="ce8" table:formula="of:=LN([.D12])" office:value-type="float" office:value="5.34233425196481" calcext:value-type="float">
            <text:p>5,342</text:p>
          </table:table-cell>
          <table:table-cell table:number-columns-repeated="26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26"/>
          <table:table-cell table:style-name="Default" table:number-columns-repeated="16352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2" office:value-type="float" office:value="15.2" calcext:value-type="float">
            <text:p>15,2</text:p>
          </table:table-cell>
          <table:table-cell table:style-name="ce3" table:formula="of:=LN([.B14])" office:value-type="float" office:value="2.72129542785223" calcext:value-type="float">
            <text:p>2,72129542785223</text:p>
          </table:table-cell>
          <table:table-cell table:style-name="ce1" office:value-type="float" office:value="208" calcext:value-type="float">
            <text:p>208</text:p>
          </table:table-cell>
          <table:table-cell table:formula="of:=1/[.D14]" office:value-type="float" office:value="0.00480769230769231" calcext:value-type="float">
            <text:p>0,00480769230769231</text:p>
          </table:table-cell>
          <table:table-cell table:style-name="ce8" table:formula="of:=LN([.D14])" office:value-type="float" office:value="5.33753807970132" calcext:value-type="float">
            <text:p>5,338</text:p>
          </table:table-cell>
          <table:table-cell table:number-columns-repeated="26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26"/>
          <table:table-cell table:style-name="Default" table:number-columns-repeated="1635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2" office:value-type="float" office:value="15.3" calcext:value-type="float">
            <text:p>15,3</text:p>
          </table:table-cell>
          <table:table-cell table:style-name="ce3" table:formula="of:=LN([.B16])" office:value-type="float" office:value="2.72785282839839" calcext:value-type="float">
            <text:p>2,72785282839839</text:p>
          </table:table-cell>
          <table:table-cell table:style-name="ce1" office:value-type="float" office:value="209" calcext:value-type="float">
            <text:p>209</text:p>
          </table:table-cell>
          <table:table-cell table:formula="of:=1/[.D16]" office:value-type="float" office:value="0.00478468899521531" calcext:value-type="float">
            <text:p>0,00478468899521531</text:p>
          </table:table-cell>
          <table:table-cell table:style-name="ce8" table:formula="of:=LN([.D16])" office:value-type="float" office:value="5.34233425196481" calcext:value-type="float">
            <text:p>5,342</text:p>
          </table:table-cell>
          <table:table-cell table:number-columns-repeated="26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26"/>
          <table:table-cell table:style-name="Default" table:number-columns-repeated="16352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" office:value-type="float" office:value="15.2" calcext:value-type="float">
            <text:p>15,2</text:p>
          </table:table-cell>
          <table:table-cell table:style-name="ce3" table:formula="of:=LN([.B18])" office:value-type="float" office:value="2.72129542785223" calcext:value-type="float">
            <text:p>2,72129542785223</text:p>
          </table:table-cell>
          <table:table-cell table:style-name="ce1" office:value-type="float" office:value="208" calcext:value-type="float">
            <text:p>208</text:p>
          </table:table-cell>
          <table:table-cell table:formula="of:=1/[.D18]" office:value-type="float" office:value="0.00480769230769231" calcext:value-type="float">
            <text:p>0,00480769230769231</text:p>
          </table:table-cell>
          <table:table-cell table:style-name="ce8" table:formula="of:=LN([.D18])" office:value-type="float" office:value="5.33753807970132" calcext:value-type="float">
            <text:p>5,338</text:p>
          </table:table-cell>
          <table:table-cell table:number-columns-repeated="26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26"/>
          <table:table-cell table:style-name="Default" table:number-columns-repeated="16352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2" office:value-type="float" office:value="15.1" calcext:value-type="float">
            <text:p>15,1</text:p>
          </table:table-cell>
          <table:table-cell table:style-name="ce3" table:formula="of:=LN([.B20])" office:value-type="float" office:value="2.71469474382088" calcext:value-type="float">
            <text:p>2,71469474382088</text:p>
          </table:table-cell>
          <table:table-cell table:style-name="ce1" office:value-type="float" office:value="207" calcext:value-type="float">
            <text:p>207</text:p>
          </table:table-cell>
          <table:table-cell table:formula="of:=1/[.D20]" office:value-type="float" office:value="0.00483091787439614" calcext:value-type="float">
            <text:p>0,00483091787439614</text:p>
          </table:table-cell>
          <table:table-cell table:style-name="ce8" table:formula="of:=LN([.D20])" office:value-type="float" office:value="5.33271879326537" calcext:value-type="float">
            <text:p>5,333</text:p>
          </table:table-cell>
          <table:table-cell table:number-columns-repeated="26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26"/>
          <table:table-cell table:style-name="Default" table:number-columns-repeated="16352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2" office:value-type="float" office:value="14.9" calcext:value-type="float">
            <text:p>14,9</text:p>
          </table:table-cell>
          <table:table-cell table:style-name="ce3" table:formula="of:=LN([.B22])" office:value-type="float" office:value="2.70136121295141" calcext:value-type="float">
            <text:p>2,70136121295141</text:p>
          </table:table-cell>
          <table:table-cell table:style-name="ce1" office:value-type="float" office:value="204" calcext:value-type="float">
            <text:p>204</text:p>
          </table:table-cell>
          <table:table-cell table:formula="of:=1/[.D22]" office:value-type="float" office:value="0.00490196078431373" calcext:value-type="float">
            <text:p>0,00490196078431373</text:p>
          </table:table-cell>
          <table:table-cell table:style-name="ce8" table:formula="of:=LN([.D22])" office:value-type="float" office:value="5.31811999384422" calcext:value-type="float">
            <text:p>5,318</text:p>
          </table:table-cell>
          <table:table-cell table:number-columns-repeated="4"/>
          <table:table-cell table:style-name="ce1" office:value-type="float" office:value="204" calcext:value-type="float">
            <text:p>204</text:p>
          </table:table-cell>
          <table:table-cell table:number-columns-repeated="21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4"/>
          <table:table-cell table:style-name="ce1"/>
          <table:table-cell table:number-columns-repeated="21"/>
          <table:table-cell table:style-name="Default" table:number-columns-repeated="16352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2" office:value-type="float" office:value="14.6" calcext:value-type="float">
            <text:p>14,6</text:p>
          </table:table-cell>
          <table:table-cell table:style-name="ce3" table:formula="of:=LN([.B24])" office:value-type="float" office:value="2.68102152871429" calcext:value-type="float">
            <text:p>2,68102152871429</text:p>
          </table:table-cell>
          <table:table-cell table:style-name="ce1" office:value-type="float" office:value="200" calcext:value-type="float">
            <text:p>200</text:p>
          </table:table-cell>
          <table:table-cell table:formula="of:=1/[.D24]" office:value-type="float" office:value="0.005" calcext:value-type="float">
            <text:p>0,005</text:p>
          </table:table-cell>
          <table:table-cell table:style-name="ce8" table:formula="of:=LN([.D24])" office:value-type="float" office:value="5.29831736654804" calcext:value-type="float">
            <text:p>5,298</text:p>
          </table:table-cell>
          <table:table-cell table:number-columns-repeated="4"/>
          <table:table-cell table:style-name="ce1" office:value-type="float" office:value="200" calcext:value-type="float">
            <text:p>200</text:p>
          </table:table-cell>
          <table:table-cell table:number-columns-repeated="21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4"/>
          <table:table-cell table:style-name="ce1"/>
          <table:table-cell table:number-columns-repeated="21"/>
          <table:table-cell table:style-name="Default" table:number-columns-repeated="16352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2" office:value-type="float" office:value="13.8" calcext:value-type="float">
            <text:p>13,8</text:p>
          </table:table-cell>
          <table:table-cell table:style-name="ce3" table:formula="of:=LN([.B26])" office:value-type="float" office:value="2.62466859216316" calcext:value-type="float">
            <text:p>2,62466859216316</text:p>
          </table:table-cell>
          <table:table-cell table:style-name="ce1" office:value-type="float" office:value="191" calcext:value-type="float">
            <text:p>191</text:p>
          </table:table-cell>
          <table:table-cell table:formula="of:=1/[.D26]" office:value-type="float" office:value="0.00523560209424084" calcext:value-type="float">
            <text:p>0,00523560209424084</text:p>
          </table:table-cell>
          <table:table-cell table:style-name="ce8" table:formula="of:=LN([.D26])" office:value-type="float" office:value="5.25227342804663" calcext:value-type="float">
            <text:p>5,252</text:p>
          </table:table-cell>
          <table:table-cell table:number-columns-repeated="4"/>
          <table:table-cell table:style-name="ce1" office:value-type="float" office:value="191" calcext:value-type="float">
            <text:p>191</text:p>
          </table:table-cell>
          <table:table-cell table:number-columns-repeated="21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4"/>
          <table:table-cell table:style-name="ce1"/>
          <table:table-cell table:number-columns-repeated="21"/>
          <table:table-cell table:style-name="Default" table:number-columns-repeated="16352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2" office:value-type="float" office:value="12.9" calcext:value-type="float">
            <text:p>12,9</text:p>
          </table:table-cell>
          <table:table-cell table:style-name="ce3" table:formula="of:=LN([.B28])" office:value-type="float" office:value="2.55722731136763" calcext:value-type="float">
            <text:p>2,55722731136763</text:p>
          </table:table-cell>
          <table:table-cell table:style-name="ce1" office:value-type="float" office:value="179" calcext:value-type="float">
            <text:p>179</text:p>
          </table:table-cell>
          <table:table-cell table:formula="of:=1/[.D28]" office:value-type="float" office:value="0.00558659217877095" calcext:value-type="float">
            <text:p>0,00558659217877095</text:p>
          </table:table-cell>
          <table:table-cell table:style-name="ce8" table:formula="of:=LN([.D28])" office:value-type="float" office:value="5.18738580584076" calcext:value-type="float">
            <text:p>5,187</text:p>
          </table:table-cell>
          <table:table-cell table:number-columns-repeated="4"/>
          <table:table-cell table:style-name="ce1" office:value-type="float" office:value="179" calcext:value-type="float">
            <text:p>179</text:p>
          </table:table-cell>
          <table:table-cell table:number-columns-repeated="21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4"/>
          <table:table-cell table:style-name="ce1"/>
          <table:table-cell table:number-columns-repeated="21"/>
          <table:table-cell table:style-name="Default" table:number-columns-repeated="16352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2" office:value-type="float" office:value="11.9" calcext:value-type="float">
            <text:p>11,9</text:p>
          </table:table-cell>
          <table:table-cell table:style-name="ce3" table:formula="of:=LN([.B30])" office:value-type="float" office:value="2.47653840011748" calcext:value-type="float">
            <text:p>2,47653840011748</text:p>
          </table:table-cell>
          <table:table-cell table:style-name="ce1" office:value-type="float" office:value="167" calcext:value-type="float">
            <text:p>167</text:p>
          </table:table-cell>
          <table:table-cell table:formula="of:=1/[.D30]" office:value-type="float" office:value="0.00598802395209581" calcext:value-type="float">
            <text:p>0,00598802395209581</text:p>
          </table:table-cell>
          <table:table-cell table:style-name="ce8" table:formula="of:=LN([.D30])" office:value-type="float" office:value="5.11799381241676" calcext:value-type="float">
            <text:p>5,118</text:p>
          </table:table-cell>
          <table:table-cell table:number-columns-repeated="4"/>
          <table:table-cell table:style-name="ce1" office:value-type="float" office:value="167" calcext:value-type="float">
            <text:p>167</text:p>
          </table:table-cell>
          <table:table-cell table:number-columns-repeated="21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4"/>
          <table:table-cell table:style-name="ce1"/>
          <table:table-cell table:number-columns-repeated="21"/>
          <table:table-cell table:style-name="Default" table:number-columns-repeated="16352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2" office:value-type="float" office:value="11.1" calcext:value-type="float">
            <text:p>11,1</text:p>
          </table:table-cell>
          <table:table-cell table:style-name="ce3" table:formula="of:=LN([.B32])" office:value-type="float" office:value="2.40694510831829" calcext:value-type="float">
            <text:p>2,40694510831829</text:p>
          </table:table-cell>
          <table:table-cell table:style-name="ce1" office:value-type="float" office:value="156" calcext:value-type="float">
            <text:p>156</text:p>
          </table:table-cell>
          <table:table-cell table:formula="of:=1/[.D32]" office:value-type="float" office:value="0.00641025641025641" calcext:value-type="float">
            <text:p>0,00641025641025641</text:p>
          </table:table-cell>
          <table:table-cell table:style-name="ce8" table:formula="of:=LN([.D32])" office:value-type="float" office:value="5.04985600724954" calcext:value-type="float">
            <text:p>5,050</text:p>
          </table:table-cell>
          <table:table-cell table:number-columns-repeated="4"/>
          <table:table-cell table:style-name="ce1" office:value-type="float" office:value="156" calcext:value-type="float">
            <text:p>156</text:p>
          </table:table-cell>
          <table:table-cell table:number-columns-repeated="21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4"/>
          <table:table-cell table:style-name="ce1"/>
          <table:table-cell table:number-columns-repeated="21"/>
          <table:table-cell table:style-name="Default" table:number-columns-repeated="16352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2" office:value-type="float" office:value="10.3" calcext:value-type="float">
            <text:p>10,3</text:p>
          </table:table-cell>
          <table:table-cell table:style-name="ce3" table:formula="of:=LN([.B34])" office:value-type="float" office:value="2.33214389523559" calcext:value-type="float">
            <text:p>2,33214389523559</text:p>
          </table:table-cell>
          <table:table-cell table:style-name="ce1" office:value-type="float" office:value="146" calcext:value-type="float">
            <text:p>146</text:p>
          </table:table-cell>
          <table:table-cell table:formula="of:=1/[.D34]" office:value-type="float" office:value="0.00684931506849315" calcext:value-type="float">
            <text:p>0,00684931506849315</text:p>
          </table:table-cell>
          <table:table-cell table:style-name="ce8" table:formula="of:=LN([.D34])" office:value-type="float" office:value="4.98360662170834" calcext:value-type="float">
            <text:p>4,984</text:p>
          </table:table-cell>
          <table:table-cell table:number-columns-repeated="4"/>
          <table:table-cell table:style-name="ce1" office:value-type="float" office:value="146" calcext:value-type="float">
            <text:p>146</text:p>
          </table:table-cell>
          <table:table-cell table:number-columns-repeated="21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4"/>
          <table:table-cell table:style-name="ce1"/>
          <table:table-cell table:number-columns-repeated="21"/>
          <table:table-cell table:style-name="Default" table:number-columns-repeated="16352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2" office:value-type="float" office:value="9.7" calcext:value-type="float">
            <text:p>9,7</text:p>
          </table:table-cell>
          <table:table-cell table:style-name="ce3" table:formula="of:=LN([.B36])" office:value-type="float" office:value="2.27212588550934" calcext:value-type="float">
            <text:p>2,27212588550934</text:p>
          </table:table-cell>
          <table:table-cell table:style-name="ce1" office:value-type="float" office:value="138" calcext:value-type="float">
            <text:p>138</text:p>
          </table:table-cell>
          <table:table-cell table:formula="of:=1/[.D36]" office:value-type="float" office:value="0.0072463768115942" calcext:value-type="float">
            <text:p>0,0072463768115942</text:p>
          </table:table-cell>
          <table:table-cell table:style-name="ce8" table:formula="of:=LN([.D36])" office:value-type="float" office:value="4.92725368515721" calcext:value-type="float">
            <text:p>4,927</text:p>
          </table:table-cell>
          <table:table-cell table:number-columns-repeated="4"/>
          <table:table-cell table:style-name="ce1" office:value-type="float" office:value="138" calcext:value-type="float">
            <text:p>138</text:p>
          </table:table-cell>
          <table:table-cell table:number-columns-repeated="21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4"/>
          <table:table-cell table:style-name="ce1"/>
          <table:table-cell table:number-columns-repeated="21"/>
          <table:table-cell table:style-name="Default" table:number-columns-repeated="16352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2" office:value-type="float" office:value="9.1" calcext:value-type="float">
            <text:p>9,1</text:p>
          </table:table-cell>
          <table:table-cell table:style-name="ce3" table:formula="of:=LN([.B38])" office:value-type="float" office:value="2.2082744135228" calcext:value-type="float">
            <text:p>2,2082744135228</text:p>
          </table:table-cell>
          <table:table-cell table:style-name="ce1" office:value-type="float" office:value="130" calcext:value-type="float">
            <text:p>130</text:p>
          </table:table-cell>
          <table:table-cell table:formula="of:=1/[.D38]" office:value-type="float" office:value="0.00769230769230769" calcext:value-type="float">
            <text:p>0,00769230769230769</text:p>
          </table:table-cell>
          <table:table-cell table:style-name="ce8" table:formula="of:=LN([.D38])" office:value-type="float" office:value="4.86753445045558" calcext:value-type="float">
            <text:p>4,868</text:p>
          </table:table-cell>
          <table:table-cell table:number-columns-repeated="4"/>
          <table:table-cell table:style-name="ce1" office:value-type="float" office:value="130" calcext:value-type="float">
            <text:p>130</text:p>
          </table:table-cell>
          <table:table-cell table:number-columns-repeated="21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4"/>
          <table:table-cell table:style-name="ce1"/>
          <table:table-cell table:number-columns-repeated="21"/>
          <table:table-cell table:style-name="Default" table:number-columns-repeated="16352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2" office:value-type="float" office:value="8.5" calcext:value-type="float">
            <text:p>8,5</text:p>
          </table:table-cell>
          <table:table-cell table:style-name="ce3" table:formula="of:=LN([.B40])" office:value-type="float" office:value="2.14006616349627" calcext:value-type="float">
            <text:p>2,14006616349627</text:p>
          </table:table-cell>
          <table:table-cell table:style-name="ce1" office:value-type="float" office:value="122" calcext:value-type="float">
            <text:p>122</text:p>
          </table:table-cell>
          <table:table-cell table:formula="of:=1/[.D40]" office:value-type="float" office:value="0.00819672131147541" calcext:value-type="float">
            <text:p>0,00819672131147541</text:p>
          </table:table-cell>
          <table:table-cell table:style-name="ce8" table:formula="of:=LN([.D40])" office:value-type="float" office:value="4.80402104473326" calcext:value-type="float">
            <text:p>4,804</text:p>
          </table:table-cell>
          <table:table-cell table:number-columns-repeated="4"/>
          <table:table-cell table:style-name="ce1" office:value-type="float" office:value="122" calcext:value-type="float">
            <text:p>122</text:p>
          </table:table-cell>
          <table:table-cell table:number-columns-repeated="21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4"/>
          <table:table-cell table:style-name="ce1"/>
          <table:table-cell table:number-columns-repeated="21"/>
          <table:table-cell table:style-name="Default" table:number-columns-repeated="16352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2" office:value-type="float" office:value="8" calcext:value-type="float">
            <text:p>8,0</text:p>
          </table:table-cell>
          <table:table-cell table:style-name="ce3" table:formula="of:=LN([.B42])" office:value-type="float" office:value="2.07944154167984" calcext:value-type="float">
            <text:p>2,07944154167984</text:p>
          </table:table-cell>
          <table:table-cell table:style-name="ce1" office:value-type="float" office:value="115" calcext:value-type="float">
            <text:p>115</text:p>
          </table:table-cell>
          <table:table-cell table:formula="of:=1/[.D42]" office:value-type="float" office:value="0.00869565217391304" calcext:value-type="float">
            <text:p>0,00869565217391304</text:p>
          </table:table-cell>
          <table:table-cell table:style-name="ce8" table:formula="of:=LN([.D42])" office:value-type="float" office:value="4.74493212836325" calcext:value-type="float">
            <text:p>4,745</text:p>
          </table:table-cell>
          <table:table-cell table:number-columns-repeated="4"/>
          <table:table-cell table:style-name="ce1" office:value-type="float" office:value="115" calcext:value-type="float">
            <text:p>115</text:p>
          </table:table-cell>
          <table:table-cell table:number-columns-repeated="21"/>
          <table:table-cell table:style-name="Default" table:number-columns-repeated="16352"/>
        </table:table-row>
        <table:table-row table:style-name="ro1" table:visibility="filter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4"/>
          <table:table-cell table:style-name="ce1"/>
          <table:table-cell table:number-columns-repeated="21"/>
          <table:table-cell table:style-name="Default" table:number-columns-repeated="16352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2" office:value-type="float" office:value="7.4" calcext:value-type="float">
            <text:p>7,4</text:p>
          </table:table-cell>
          <table:table-cell table:style-name="ce3" table:formula="of:=LN([.B44])" office:value-type="float" office:value="2.00148000021012" calcext:value-type="float">
            <text:p>2,00148000021012</text:p>
          </table:table-cell>
          <table:table-cell table:style-name="ce1" office:value-type="float" office:value="107" calcext:value-type="float">
            <text:p>107</text:p>
          </table:table-cell>
          <table:table-cell table:formula="of:=1/[.D44]" office:value-type="float" office:value="0.00934579439252336" calcext:value-type="float">
            <text:p>0,00934579439252336</text:p>
          </table:table-cell>
          <table:table-cell table:style-name="ce8" table:formula="of:=LN([.D44])" office:value-type="float" office:value="4.67282883446191" calcext:value-type="float">
            <text:p>4,673</text:p>
          </table:table-cell>
          <table:table-cell table:number-columns-repeated="4"/>
          <table:table-cell table:style-name="ce1" office:value-type="float" office:value="107" calcext:value-type="float">
            <text:p>107</text:p>
          </table:table-cell>
          <table:table-cell table:number-columns-repeated="21"/>
          <table:table-cell table:style-name="Default" table:number-columns-repeated="16352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number-columns-repeated="26"/>
          <table:table-cell table:style-name="Default" table:number-columns-repeated="16352"/>
        </table:table-row>
        <table:table-row table:style-name="ro2">
          <table:table-cell table:number-columns-repeated="32"/>
          <table:table-cell table:style-name="Default" table:number-columns-repeated="16352"/>
        </table:table-row>
        <table:table-row table:style-name="ro2">
          <table:table-cell table:number-columns-repeated="2"/>
          <table:table-cell table:formula="of:=LN(208.428)" office:value-type="float" office:value="5.33959365785988" calcext:value-type="float">
            <text:p>5,33959365785988</text:p>
          </table:table-cell>
          <table:table-cell table:number-columns-repeated="29"/>
          <table:table-cell table:style-name="Default" table:number-columns-repeated="16352"/>
        </table:table-row>
        <table:table-row table:style-name="ro2" table:number-rows-repeated="1048528">
          <table:table-cell table:number-columns-repeated="32"/>
          <table:table-cell table:style-name="Default" table:number-columns-repeated="16352"/>
        </table:table-row>
        <table:table-row table:style-name="ro2">
          <table:table-cell table:number-columns-repeated="32"/>
          <table:table-cell table:style-name="Default" table:number-columns-repeated="16352"/>
        </table:table-row>
      </table:table>
      <table:named-expressions/>
      <table:database-ranges>
        <table:database-range table:name="__Anonymous_Sheet_DB__0" table:target-range-address="Sheet1.D1:Sheet1.D44" table:display-filter-buttons="true">
          <table:filter>
            <table:filter-and>
              <table:filter-condition table:data-type="number" table:value="67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number-style style:name="N154">
      <number:number number:decimal-places="13" number:min-decimal-places="13" number:min-integer-digits="1"/>
    </number:number-style>
    <number:number-style style:name="N155">
      <number:number number:decimal-places="12" number:min-decimal-places="12" number:min-integer-digits="1"/>
    </number:number-style>
    <number:number-style style:name="N156">
      <number:number number:decimal-places="11" number:min-decimal-places="11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8">
      <number:number number:decimal-places="9" number:min-decimal-places="9" number:min-integer-digits="1"/>
    </number:number-style>
    <number:number-style style:name="N159">
      <number:number number:decimal-places="8" number:min-decimal-places="8" number:min-integer-digits="1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3">
      <number:number number:decimal-places="4" number:min-decimal-places="4" number:min-integer-digits="1"/>
    </number:number-style>
    <number:number-style style:name="N164">
      <number:number number:decimal-places="3" number:min-decimal-places="3" number:min-integer-digits="1"/>
    </number:number-style>
    <number:number-style style:name="N165">
      <number:number number:decimal-places="16" number:min-decimal-places="16" number:min-integer-digits="1"/>
    </number:number-style>
    <number:number-style style:name="N166">
      <number:number number:decimal-places="15" number:min-decimal-places="15" number:min-integer-digits="1"/>
    </number:number-style>
    <number:number-style style:name="N167">
      <number:number number:decimal-places="14" number:min-decimal-places="1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.00.0000</text:date>, <text:time style:data-style-name="N2" text:time-value="18:16:06.115038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25T20:40:33.387675300</dc:date>
    <meta:editing-duration>P1DT1H24M26S</meta:editing-duration>
    <meta:editing-cycles>5</meta:editing-cycles>
    <meta:generator>LibreOffice/26.2.0.3$Windows_X86_64 LibreOffice_project/620$Build-3</meta:generator>
    <meta:document-statistic meta:table-count="1" meta:cell-count="208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2.533cm" svg:height="12.728cm" xlink:href=".." xlink:type="simple" chart:class="chart:scatter" chart:style-name="ch1">
        <chart:title svg:x="10.383cm" svg:y="0.39cm" chart:style-name="ch2">
          <text:p>ln(T-T0)</text:p>
        </chart:title>
        <chart:legend chart:legend-position="end" svg:x="20.089cm" svg:y="6.065cm" style:legend-expansion="high" chart:style-name="ch3"/>
        <chart:plot-area chart:style-name="ch4" svg:x="1.461cm" svg:y="1.423cm" svg:width="18.178cm" svg:height="10.07cm">
          <chart:coordinate-region svg:x="2.573cm" svg:y="1.622cm" svg:width="16.777cm" svg:height="9.224cm"/>
          <chart:axis chart:dimension="x" chart:name="primary-x" chart:style-name="ch5">
            <chart:title svg:x="10.449cm" svg:y="11.747cm" chart:style-name="ch2">
              <text:p><text:span text:style-name="T1">t</text:span></text:p>
            </chart:title>
            <chart:grid chart:style-name="ch6" chart:class="major"/>
          </chart:axis>
          <chart:axis chart:dimension="y" chart:name="primary-y" chart:style-name="ch7">
            <chart:title svg:x="0.451cm" svg:y="7.08cm" chart:style-name="ch8">
              <text:p><text:span text:style-name="T1">ln(T-T0)</text:span></text:p>
            </chart:title>
            <chart:grid chart:style-name="ch6" chart:class="major"/>
          </chart:axis>
          <chart:series chart:style-name="ch9" chart:values-cell-range-address="Sheet1.F4:Sheet1.F45" chart:class="chart:scatter">
            <chart:domain table:cell-range-address="Sheet1.A4:Sheet1.A45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4:Sheet1.A45</svg:desc>
                </draw:g>
              </table:table-cell>
              <table:table-cell office:value-type="float" office:value="5.47227067367148">
                <text:p>5.47227067367148</text:p>
                <draw:g>
                  <svg:desc>Sheet1.F4:Sheet1.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5.40267738187228">
                <text:p>5.40267738187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5.33753807970132">
                <text:p>5.33753807970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5.34710753071747">
                <text:p>5.34710753071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5.34233425196481">
                <text:p>5.34233425196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5.33753807970132">
                <text:p>5.33753807970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5.34233425196481">
                <text:p>5.34233425196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5.33753807970132">
                <text:p>5.33753807970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5.33271879326537">
                <text:p>5.33271879326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5.31811999384422">
                <text:p>5.31811999384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5.29831736654804">
                <text:p>5.29831736654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5.25227342804663">
                <text:p>5.25227342804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5.18738580584076">
                <text:p>5.18738580584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">
                <text:p>420</text:p>
              </table:table-cell>
              <table:table-cell office:value-type="float" office:value="5.11799381241676">
                <text:p>5.11799381241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5.04985600724954">
                <text:p>5.04985600724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">
                <text:p>480</text:p>
              </table:table-cell>
              <table:table-cell office:value-type="float" office:value="4.98360662170834">
                <text:p>4.98360662170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0">
                <text:p>510</text:p>
              </table:table-cell>
              <table:table-cell office:value-type="float" office:value="4.92725368515721">
                <text:p>4.92725368515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">
                <text:p>540</text:p>
              </table:table-cell>
              <table:table-cell office:value-type="float" office:value="4.86753445045558">
                <text:p>4.86753445045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0">
                <text:p>570</text:p>
              </table:table-cell>
              <table:table-cell office:value-type="float" office:value="4.80402104473326">
                <text:p>4.80402104473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4.74493212836325">
                <text:p>4.74493212836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0">
                <text:p>630</text:p>
              </table:table-cell>
              <table:table-cell office:value-type="float" office:value="4.67282883446191">
                <text:p>4.6728288344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0.3$Windows_X86_64 LibreOffice_project/620$Build-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53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5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2.942cm" svg:height="7.279cm" xlink:href=".." xlink:type="simple" chart:class="chart:scatter" chart:style-name="ch1">
        <chart:title svg:x="6.025cm" svg:y="0.281cm" chart:style-name="ch2">
          <text:p>E(t)</text:p>
        </chart:title>
        <chart:legend chart:legend-position="end" svg:x="10.479cm" svg:y="3.34cm" style:legend-expansion="high" chart:style-name="ch3"/>
        <chart:plot-area chart:style-name="ch4" svg:x="1.269cm" svg:y="1.205cm" svg:width="8.952cm" svg:height="4.948cm">
          <chart:coordinate-region svg:x="2.189cm" svg:y="1.404cm" svg:width="7.743cm" svg:height="4.102cm"/>
          <chart:axis chart:dimension="x" chart:name="primary-x" chart:style-name="ch5">
            <chart:title svg:x="5.644cm" svg:y="6.298cm" chart:style-name="ch2">
              <text:p><text:span text:style-name="T1">t</text:span></text:p>
            </chart:title>
            <chart:grid chart:style-name="ch6" chart:class="major"/>
          </chart:axis>
          <chart:axis chart:dimension="y" chart:name="primary-y" chart:style-name="ch7">
            <chart:title svg:x="0.451cm" svg:y="3.842cm" chart:style-name="ch8">
              <text:p><text:span text:style-name="T1">E</text:span></text:p>
            </chart:title>
            <chart:grid chart:style-name="ch6" chart:class="major"/>
          </chart:axis>
          <chart:series chart:style-name="ch9" chart:values-cell-range-address="Sheet1.B2:Sheet1.B44" chart:class="chart:scatter">
            <chart:domain table:cell-range-address="Sheet1.A2:Sheet1.A44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4</svg:desc>
                </draw:g>
              </table:table-cell>
              <table:table-cell office:value-type="float" office:value="19.2">
                <text:p>19.2</text:p>
                <draw:g>
                  <svg:desc>Sheet1.B2:Sheet1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">
                <text:p>39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">
                <text:p>45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0">
                <text:p>48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">
                <text:p>51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">
                <text:p>54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">
                <text:p>57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0">
                <text:p>630</text:p>
              </table:table-cell>
              <table:table-cell office:value-type="float" office:value="7.4">
                <text:p>7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0.3$Windows_X86_64 LibreOffice_project/620$Build-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17cm" svg:y="3.753cm" style:legend-expansion="high" chart:style-name="ch2"/>
        <chart:plot-area chart:style-name="ch3" svg:x="0.32cm" svg:y="0.18cm" svg:width="9.377cm" svg:height="8.64cm">
          <chart:coordinate-region svg:x="1.145cm" svg:y="0.379cm" svg:width="8.26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2:Sheet1.K44" chart:class="chart:scatter">
            <chart:domain table:cell-range-address="Sheet1.A22:Sheet1.A44"/>
            <chart:regression-curve chart:style-name="ch8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A22:Sheet1.A44</svg:desc>
                </draw:g>
              </table:table-cell>
              <table:table-cell office:value-type="float" office:value="204">
                <text:p>204</text:p>
                <draw:g>
                  <svg:desc>Sheet1.K22:Sheet1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">
                <text:p>3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">
                <text:p>3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0">
                <text:p>3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">
                <text:p>4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">
                <text:p>4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">
                <text:p>4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0">
                <text:p>5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">
                <text:p>5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0">
                <text:p>5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0">
                <text:p>630</text:p>
              </table:table-cell>
              <table:table-cell office:value-type="float" office:value="107">
                <text:p>1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0.3$Windows_X86_64 LibreOffice_project/620$Build-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17cm" svg:y="3.753cm" style:legend-expansion="high" chart:style-name="ch2"/>
        <chart:plot-area chart:style-name="ch3" svg:x="0.32cm" svg:y="0.18cm" svg:width="9.377cm" svg:height="8.64cm">
          <chart:coordinate-region svg:x="1.145cm" svg:y="0.379cm" svg:width="8.26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2:Sheet1.K44" chart:class="chart:scatter">
            <chart:domain table:cell-range-address="Sheet1.A2:Sheet1.A24"/>
            <chart:regression-curve chart:style-name="ch8"/>
            <chart:data-point chart:repeated="10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4</svg:desc>
                </draw:g>
              </table:table-cell>
              <table:table-cell office:value-type="float" office:value="204">
                <text:p>204</text:p>
                <draw:g>
                  <svg:desc>Sheet1.K22:Sheet1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107">
                <text:p>1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0.3$Windows_X86_64 LibreOffice_project/620$Build-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